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Courier New"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Contents </text:span><text:span text:style-name="T1"/></text:p>
      <text:p text:style-name="Standard"/>
      <text:p text:style-name="Standard">• Introduction</text:p>
      <text:p text:style-name="Standard"/>
      <text:p text:style-name="Standard">• Objectives of the Social Internship </text:p>
      <text:p text:style-name="Standard"/>
      <text:p text:style-name="Standard">• About Organization </text:p>
      <text:p text:style-name="Standard"/>
      <text:p text:style-name="Standard">• Scope of Work </text:p>
      <text:p text:style-name="Standard"/>
      <text:p text:style-name="Standard">• Activities Undertaken </text:p>
      <text:p text:style-name="Standard"/>
      <text:p text:style-name="Standard">• Challenges Faced </text:p>
      <text:p text:style-name="Standard"/>
      <text:p text:style-name="Standard">• Learning and Skill Development </text:p>
      <text:p text:style-name="Standard"/>
      <text:p text:style-name="Standard">• Impact Assessment </text:p>
      <text:p text:style-name="Standard"/>
      <text:p text:style-name="Standard">• Conclusion </text:p>
      <text:p text:style-name="Standard"/>
      <text:p text:style-name="Standard">• Recommendations</text:p>
      <text:p text:style-name="Standard"/>
      <text:p text:style-name="Standard">• Acknowledgments</text:p>
      <text:p text:style-name="Standard"><text:s text:c="2"/></text:p>
      <text:p text:style-name="Standard"><text:soft-page-break/>• References</text:p>
      <text:p text:style-name="Standard"/>
      <text:p text:style-name="Standard" loext:marker-style-name="T2"><text:span text:style-name="T2"/></text:p>
      <text:p text:style-name="P2" loext:marker-style-name="T2"><text:span text:style-name="T2">1.Introduction</text:span><text:span text:style-name="T2"/></text:p>
      <text:p text:style-name="Standard">I Bhosale Aditya Sominath, will document the report on the social internship which I have done in the summer vacation and this internship was conducted as part of the curriculum requirements to gain practical experience in the field of social work. </text:p>
      <text:p text:style-name="Standard">In this report we will get an idea about the ‘Social Internship’ which I have done with ‘Shivmala Foundation’ in the summer vacation, during which various social activities, experiments and initiatives were undertaken. </text:p>
      <text:p text:style-name="Standard">During the social internship I have participated in various kind of social activities held by ‘Shivmala Foundation’ like planting trees, cleaning premises of temples, various playgrounds, food donation, book distribution, awareness programme and distributing sports equipment.</text:p>
      <text:p text:style-name="Standard"/>
      <text:p text:style-name="Standard" loext:marker-style-name="T2"><text:span text:style-name="T2"/></text:p>
      <text:p text:style-name="P2" loext:marker-style-name="T2"><text:span text:style-name="T2">2.Objectives of Social Internship</text:span></text:p>
      <text:p text:style-name="Standard">• Understanding the NGO’s Mission and Operations: Gain insight into the organization’s goals, values, and strategies. </text:p>
      <text:p text:style-name="Standard">Learn about the structure and functioning of non-profit organizations. </text:p>
      <text:p text:style-name="Standard"/>
      <text:p text:style-name="Standard">• Skill Development: </text:p>
      <text:p text:style-name="Standard"/>
      <text:p text:style-name="Standard">Develop practical skills related to project management, communication, fundraising, and community engagement. </text:p>
      <text:p text:style-name="Standard">Enhance problem-solving and critical thinking abilities through hands-on experience. </text:p>
      <text:p text:style-name="Standard"/>
      <text:p text:style-name="Standard">• Community Impact: </text:p>
      <text:p text:style-name="Standard"/>
      <text:p text:style-name="Standard">Contribute to meaningful projects or initiatives that address social issues and improve community well-being. </text:p>
      <text:p text:style-name="Standard">Assist in implementing programs or campaigns that align with the NGO’s mission.</text:p>
      <text:p text:style-name="Standard"/>
      <text:p text:style-name="Standard">• Networking and Building Connections: Gain exposure to various roles within the NGO and related sectors</text:p>
      <text:p text:style-name="Standard"/>
      <text:p text:style-name="Standard">• Awareness: Increase awareness about specific social issues and the NGO’s work. </text:p>
      <text:p text:style-name="Standard">• Cultural and Social Sensitivity: </text:p>
      <text:p text:style-name="Standard">• Develop a deeper understanding of diverse communities and social challenges. </text:p>
      <text:p text:style-name="Standard">• Personal Growth: Reflect on your values and career goals in relation to social impact and non-profit work. Build confidence and self-efficacy through tackling <text:soft-page-break/>real-world challenges. • Fundraising and Resource Development: Assist in planning and executing fund.</text:p>
      <text:p text:style-name="Standard"/>
      <text:p text:style-name="Standard" loext:marker-style-name="T2"><text:span text:style-name="T2"/></text:p>
      <text:p text:style-name="P2" loext:marker-style-name="T2"><text:span text:style-name="T2">3. Description of Organization</text:span></text:p>
      <text:p text:style-name="Standard"/>
      <text:p text:style-name="Standard">Shivmala foundation works in various sectorslike educational field, medical field,environmental related, social, farming and sports sector. </text:p>
      <text:p text:style-name="Standard"/>
      <text:p text:style-name="Standard"><text:s/>Objectives: </text:p>
      <text:p text:style-name="Standard"/>
      <text:p text:style-name="Standard">Educational: </text:p>
      <text:p text:style-name="Standard"/>
      <text:p text:style-name="Standard">i)Facilitating Kindergarten, Pre-Primary, Secondary, Higher college education in the institution, starting residential and ashram schools, starting distant education in all subjects, external education, post-graduate, diploma certificate curriculum.</text:p>
      <text:p text:style-name="Standard">ii)Education offered by them includes science, technology, military,agriculture, medical, management, business, law, arts.</text:p>
      <text:p text:style-name="Standard">iii)To run schools for blind, handicapped, disabled, mentally retarded, deaf and helping in development of disabled.</text:p>
      <text:p text:style-name="Standard">iv)Conduct competitive examination guidance camps to motivate rural youth for competitive examination.</text:p>
      <text:p text:style-name="Standard">v)Distribution of books. </text:p>
      <text:p text:style-name="Standard"/>
      <text:p text:style-name="Standard">• Medical: </text:p>
      <text:p text:style-name="Standard"/>
      <text:p text:style-name="Standard">i)To provide medical services and facilities for the backward class as well as the poor and deprived people at a modest rate and also to facilitate the needy people in the event of accident, emergency. </text:p>
      <text:p text:style-name="Standard">ii)Organizing camps to contribute to the programs of other social service, medicines, family planning, deaddiction. </text:p>
      <text:p text:style-name="Standard"><text:soft-page-break/>iii)Establishing blood bank, blood donation camps, medical diagnostic center, mini hospitals, mobile clinic in urban and rural areas.</text:p>
      <text:p text:style-name="Standard"/>
      <text:p text:style-name="Standard">• Environment: </text:p>
      <text:p text:style-name="Standard">i)To provide guidance on environmental and conservation by arranging lectures and discussion sessions </text:p>
      <text:p text:style-name="Standard">ii)To implement the program of tree plantation and conservation of trees. </text:p>
      <text:p text:style-name="Standard">iii)Convincing and guiding farmers about the importance of wind and solar power, conducting research in agriculture in the institute, adopting advanced agriculture techniques and promoting them. </text:p>
      <text:p text:style-name="Standard"/>
      <text:p text:style-name="Standard">• Social: </text:p>
      <text:p text:style-name="Standard">i)Aadhar centre, ashrams, rehabilitation centres for the widows, extending the benefits of the government schemes for women.</text:p>
      <text:p text:style-name="Standard">ii)Donating food, clothes to various orphanage and vrudhashrams. </text:p>
      <text:p text:style-name="Standard">iii)Organizing youth festivals as well as organizing inter-school and inter-university competitions. </text:p>
      <text:p text:style-name="Standard"/>
      <text:p text:style-name="Standard">• Agriculture: </text:p>
      <text:p text:style-name="Standard"><text:s/>i)To increase production by imparting scientific or subject guidance to farmers who are members on agriculture and agribusiness. </text:p>
      <text:p text:style-name="Standard">ii)Making available the agricultural newspapers, magazines, books</text:p>
      <text:p text:style-name="Standard"/>
      <text:p text:style-name="Standard" loext:marker-style-name="T2"><text:span text:style-name="T2"/></text:p>
      <text:p text:style-name="P2" loext:marker-style-name="T2"><text:span text:style-name="T2">4. Activities Undertaken:</text:span></text:p>
      <text:p text:style-name="Standard"/>
      <text:p text:style-name="Standard">• Watering plants which were previously planted. </text:p>
      <text:p text:style-name="Standard"/>
      <text:p text:style-name="Standard">• Digging holes to plant trees. </text:p>
      <text:p text:style-name="Standard"/>
      <text:p text:style-name="Standard">• Planting them actually. </text:p>
      <text:p text:style-name="Standard"/>
      <text:p text:style-name="Standard">• Putting manure to them. </text:p>
      <text:p text:style-name="Standard"/>
      <text:p text:style-name="Standard">• Doing some nursery work like putting compounds surrounding them and digging the areaNear the sapling. </text:p>
      <text:p text:style-name="Standard"/>
      <text:p text:style-name="Standard">• Keeping water for cows and other cattle too. • Participating in ‘Vriksha-Dindi’ and Making some boards for such event shouting some quotes about tree plantation,Conservation. </text:p>
      <text:p text:style-name="Standard"/>
      <text:p text:style-name="Standard">• Going to society by societies, some institutions for collecting funds. </text:p>
      <text:p text:style-name="Standard"/>
      <text:p text:style-name="Standard">• Using such funds for tree plantation, food donation, book distribution. </text:p>
      <text:p text:style-name="Standard"/>
      <text:p text:style-name="Standard">• Going to school and being a part of arranging the essay writing competition. </text:p>
      <text:p text:style-name="Standard"/>
      <text:p text:style-name="Standard">• Distributing various kind of sports equipment </text:p>
      <text:p text:style-name="Standard"/>
      <text:p text:style-name="Standard"><text:soft-page-break/>• Bought some copies of book called ‘Manache shlok’ and distributed them in students. </text:p>
      <text:p text:style-name="Standard"/>
      <text:p text:style-name="Standard">• Visited some medical bodies where NGO usually works and got some idea there. </text:p>
      <text:p text:style-name="Standard"/>
      <text:p text:style-name="Standard">• Visited some of schools where NGO usually works and attended and been part of Arranging essay writing competition. </text:p>
      <text:p text:style-name="Standard"/>
      <text:p text:style-name="Standard">• Been part of the meeting where there was discussion going on arranging a football Tournament.</text:p>
      <text:p text:style-name="Standard"/>
      <text:p text:style-name="Standard" loext:marker-style-name="T2"><text:span text:style-name="T2"/></text:p>
      <text:p text:style-name="P2" loext:marker-style-name="T2"><text:span text:style-name="T2">5. Challenges Faced:</text:span></text:p>
      <text:p text:style-name="Standard"/>
      <text:p text:style-name="Standard">• Sometimes unpredictable weather like raining while performing outdoor activities like Tree plantation, watering them, putting water for cattle.</text:p>
      <text:p text:style-name="Standard"/>
      <text:p text:style-name="Standard">• Convincing people that we are authentic and are collecting fundings for donation of Various things.</text:p>
      <text:p text:style-name="Standard"/>
      <text:p text:style-name="Standard">• Being inexperienced in nursery work required some extra time to get those skills.</text:p>
      <text:p text:style-name="Standard"/>
      <text:p text:style-name="Standard">• When went for book shopping bargaining for the price as we were buying them in bulk.</text:p>
      <text:p text:style-name="Standard"/>
      <text:p text:style-name="Standard">• When we went in school for essay writing competition maintaining silence between Students while the competition was going on.</text:p>
      <text:p text:style-name="Standard"/>
      <text:p text:style-name="Standard">• While attending some persons who came for donation in NGO due to lack of Professionalism got behind in so.</text:p>
      <text:p text:style-name="Standard"/>
      <text:p text:style-name="Standard" loext:marker-style-name="T2"><text:span text:style-name="T2"/></text:p>
      <text:p text:style-name="P2" loext:marker-style-name="T2"><text:span text:style-name="T2">6.Learning and Skill Development:</text:span></text:p>
      <text:p text:style-name="Standard"/>
      <text:p text:style-name="Standard">• Understanding the NGO Sector: Insight into NGO Operations: Learn about the mission, vision, and operational dynamics of non-profit organizations. </text:p>
      <text:p text:style-name="Standard">Sector-Specific Challenges: Gain understanding of the unique challenges faced by NGOs, such as funding and impact measurement. </text:p>
      <text:p text:style-name="Standard">• Project Management: Planning and Implementation: Develop skills in planning and executing projects, including creating timelines, setting objectives, and managing resources. </text:p>
      <text:p text:style-name="Standard">Monitoring and Evaluation: Learn how to track project progress, measure outcomes, and evaluate yourself.</text:p>
      <text:p text:style-name="Standard"/>
      <text:p text:style-name="Standard">• Communication Skills: </text:p>
      <text:p text:style-name="Standard">Effective Writing: Enhance your ability to write clearly and concisely, particularly in the context of reporting And documentation.</text:p>
      <text:p text:style-name="Standard"><text:s/>Public Speaking and Presentation: Improve your skills in presenting findings and engaging with various People at work around you</text:p>
      <text:p text:style-name="Standard">• Research and Analysis: Data Collection and Analysis: Learn how to gather, analyse, and interpret data to support project outcomes and recommendations</text:p>
      <text:p text:style-name="Standard">• Teamwork and Collaboration: Working in Diverse Teams: Build experience in collaborating with team members from different backgrounds and expertise</text:p>
      <text:p text:style-name="Standard">• Fundraising and Resource Development: Fundraising Techniques: Gain exposure to various fundraising strategies and learn how to assist in fundraising campaigns. </text:p>
      <text:p text:style-name="Standard">Resource Management: Understand how to manage and allocate resources efficiently. </text:p>
      <text:p text:style-name="Standard">• Cultural and Social Awareness: Cultural Sensitivity: Develop an understanding of cultural differences and learn to approach work with sensitivity and respect. </text:p>
      <text:p text:style-name="Standard"><text:soft-page-break/>Community Engagement: Learn how to effectively engage with and understand the needs of different communitites</text:p>
      <text:p text:style-name="Standard"/>
      <text:p text:style-name="Standard" loext:marker-style-name="T2"><text:span text:style-name="T2"/></text:p>
      <text:p text:style-name="P2" loext:marker-style-name="T2"><text:span text:style-name="T2">7.Impact Assessment:</text:span></text:p>
      <text:p text:style-name="Standard"/>
      <text:p text:style-name="Standard">Personal Growth</text:p>
      <text:p text:style-name="Standard"/>
      <text:p text:style-name="Standard">Skill Development: </text:p>
      <text:p text:style-name="Standard"/>
      <text:p text:style-name="Standard">• Team work: Working on single task along with multiple members taught me how to unite on single task with various mindsets and ideas coming together forming a single idea and agreeing upon a single opinion. </text:p>
      <text:p text:style-name="Standard">• Communication skills: Moving around various professionals and other people too got some communication skills, bargaining skills, convincing other people. </text:p>
      <text:p text:style-name="Standard">• Practical application/real-world application: I got to know about the ground reality while working on actual field is totally different from the theoretical world or the one we imagine in our minds. </text:p>
      <text:p text:style-name="Standard">• Compromisation: Sometimes your opinions won’t get considered so without being affected by so we should need to come up with valid points next time but till then we have to compromise and agree to others’ ideas. </text:p>
      <text:p text:style-name="Standard">• Boosting confidence: When an activity is done successfully you get a self-worth moment and get confident enough. Social Work:</text:p>
      <text:p text:style-name="Standard">• Food, clothes have been reached to needy people. </text:p>
      <text:p text:style-name="Standard">• Awareness about tree plantation, conservation has been made through activities like ‘Vrikshadindi’ awareness about eye related diseases have been made through pamphlets.</text:p>
      <text:p text:style-name="Standard"/>
      <text:p text:style-name="Standard" loext:marker-style-name="T2"><text:span text:style-name="T2"/></text:p>
      <text:p text:style-name="P2" loext:marker-style-name="T2"><text:span text:style-name="T2">8.Conclusion:</text:span></text:p>
      <text:p text:style-name="Standard"/>
      <text:p text:style-name="Standard">• Challenges faced and solution: <text:s/>Being optimistic and having a positive mindset surely helps to overcome any kind of problem. I addressed many challenges I faced during this internship earlier but having positive mindset, sometimes with presence of mind I managed to overcome most of the problems. </text:p>
      <text:p text:style-name="Standard">• Personal growth: Learnt many values, skill of how to work in a team having a lone vision but with different kind of personalities and perspectives and with people of different age. As the generation changes way of thinking is changed. People of different age have diversity in their thinking so, while working with them you have to go with the flow or should adjust/mould as the team requires.</text:p>
      <text:p text:style-name="Standard"/>
      <text:p text:style-name="Standard"><text:span text:style-name="T2"/></text:p>
      <text:p text:style-name="P2"><text:span text:style-name="T2">9.Recommendations</text:span>:</text:p>
      <text:p text:style-name="Standard"/>
      <text:p text:style-name="Standard">For organization:</text:p>
      <text:p text:style-name="Standard"/>
      <text:p text:style-name="Standard">• There should be detailed training and skill development sessions for interns to master the skills required during overall internship so one can get full idea on how to work in such organizations. </text:p>
      <text:p text:style-name="Standard">• Structured feedback mechanism should be there. Establish a formal feedback system where intern can receive regular, constructive feedback on their performance and progress. </text:p>
      <text:p text:style-name="Standard">For Future Interns:</text:p>
      <text:p text:style-name="Standard">• Clearly define your personal goals and expectations for the internship at the outset and communicate them to your supervisor. </text:p>
      <text:p text:style-name="Standard">• Regularly seek feedback from your supervisors and colleagues and take initiative to explore additional learning opportunities. </text:p>
      <text:p text:style-name="Standard">• Engage Actively with the Team. Actively participate in team meetings, projects, and organizational events to build relationships and gain a fuller understanding of the organization. </text:p>
      <text:p text:style-name="Standard">• Be Open to Challenges and Adaptability. Approach challenges with a positive attitude and be flexible in adapting to different tasks and responsibilities. Keep a journal or log of your experiences, challenges, and achievements throughout the internship.</text:p>
      <text:p text:style-name="Standard"/>
      <text:p text:style-name="Standard" loext:marker-style-name="T2"><text:span text:style-name="T2"/></text:p>
      <text:p text:style-name="P2" loext:marker-style-name="T2"><text:span text:style-name="T2">10.Acknowledgements:</text:span></text:p>
      <text:p text:style-name="Standard">• I would like to extend my heartfelt thanks to the following individuals and organizations for their invaluable support and contributions throughout my internship: </text:p>
      <text:p text:style-name="Standard">• Rohit Dange – For providing exceptional guidance, support, and mentorship throughout my internship.Your insights and encouragement were instrumental in helping me navigate my role and achieve my goals.</text:p>
      <text:p text:style-name="Standard">Contact number:8888637142</text:p>
      <text:p text:style-name="Standard">• Shivmala Foundation – For offering me the opportunity to be part of such a dynamic and impactful organization. The experience has been both educational and inspiring, and I am grateful for the chance to contribute to your mission. </text:p>
      <text:p text:style-name="Standard">• Prof S.Kumbhar Sir – For your willingness to share your expertise and your advice and feedback were crucial in my professional development.</text:p>
      <text:p text:style-name="Standard"/>
      <text:p text:style-name="Standard" loext:marker-style-name="T2"><text:span text:style-name="T2"/></text:p>
      <text:p text:style-name="P2" loext:marker-style-name="T2"><text:span text:style-name="T2">13.Purpose of the Social </text:span></text:p>
      <text:p text:style-name="P1" loext:marker-style-name="T2"/>
      <text:p text:style-name="Standard">Internship Report:</text:p>
      <text:p text:style-name="Standard">This report summarizes the social internship experience of student and highlights the contributions made towards social welfare. It serves as a testament to the commitment of COEP Technological University Pune towards producing socially responsible graduates.</text:p>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Courier New"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n" fo:country="IN" style:letter-kerning="true" style:font-name-asian="F"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ptos" fo:font-size="12pt" fo:language="en" fo:country="IN" style:letter-kerning="true" style:font-name-asian="F"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itya Bhosale</meta:initial-creator>
    <meta:editing-cycles>3</meta:editing-cycles>
    <meta:creation-date>2024-10-14T16:37:00</meta:creation-date>
    <dc:date>2024-10-14T22:30:07.039768589</dc:date>
    <meta:editing-duration>PT1M50S</meta:editing-duration>
    <meta:generator>LibreOffice/24.2.6.2$Linux_X86_64 LibreOffice_project/420$Build-2</meta:generator>
    <meta:document-statistic meta:table-count="0" meta:image-count="0" meta:object-count="0" meta:page-count="17" meta:paragraph-count="123" meta:word-count="1719" meta:character-count="11933" meta:non-whitespace-character-count="10255"/>
    <meta:user-defined meta:name="AppVersion">16.0000</meta:user-defined>
    <meta:template xlink:type="simple" xlink:actuate="onRequest" xlink:title="Normal" xlink:href=""/>
  </office:meta>
</office:document-meta>
</file>